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hinoServlet.getContext( HttpServletRequest req , HttpServletRespons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hinoServlet.getServl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Servlet.releaseEngine( ScriptEngine e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Servlet.getEngine( HttpServletRequest 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Servlet.getServ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Servlet.init( Servle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